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3">
      <style:paragraph-properties style:writing-mode="lr-tb"/>
    </style:style>
    <style:style style:name="P8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4">
      <style:paragraph-properties style:writing-mode="lr-tb"/>
    </style:style>
    <style:style style:name="P14" style:family="paragraph" style:parent-style-name="Preformatted_20_Text" style:list-style-name="L5"/>
    <style:style style:name="P15" style:family="paragraph" style:parent-style-name="Preformatted_20_Text" style:list-style-name="L5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5">
      <style:paragraph-properties style:writing-mode="lr-tb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T1" style:family="text">
      <style:text-properties officeooo:rsid="0004380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puedes armar todo el sistema en una VM aparte. Aquí tienes una guía paso a paso para configurar una VM que aloje el sistema web para ver las alertas y las reglas drop de Suricata.</text:p>
      <text:h text:style-name="Heading_20_3" text:outline-level="3">Paso 1: Crear la VM</text:h>
      <text:list text:style-name="L1">
        <text:list-item>
          <text:p text:style-name="P20"><text:span text:style-name="Strong_20_Emphasis">Crear la VM</text:span>: Utiliza tu proveedor de virtualización favorito (VirtualBox, VMware, KVM, etc.) para crear una nueva VM.</text:p>
        </text:list-item>
        <text:list-item>
          <text:p text:style-name="P19"><text:span text:style-name="Strong_20_Emphasis">Instalar el SO</text:span>: Instala una distribución de Linux en la VM. Ubuntu o Debian son buenas opciones debido a su facilidad de uso y compatibilidad.</text:p>
        </text:list-item>
      </text:list>
      <text:h text:style-name="Heading_20_3" text:outline-level="3">Paso 2: Instalar Dependencias</text:h>
      <text:list text:style-name="L2">
        <text:list-item>
          <text:p text:style-name="P21"><text:span text:style-name="Strong_20_Emphasis">Actualizar el sistema</text:span>:</text:p>
          <text:p text:style-name="P1">bash</text:p>
          <text:p text:style-name="P1">Copiar código</text:p>
          <text:p text:style-name="P2"><text:span text:style-name="Source_20_Text">sudo apt-get update</text:span></text:p>
          <text:p text:style-name="P4"><text:span text:style-name="Source_20_Text">sudo apt-get upgrade</text:span></text:p>
        </text:list-item>
        <text:list-item>
          <text:p text:style-name="P21"><text:span text:style-name="Strong_20_Emphasis">Instalar PostgreSQL</text:span>:</text:p>
          <text:p text:style-name="P1">bash</text:p>
          <text:p text:style-name="P1">Copiar código</text:p>
          <text:p text:style-name="P3"><text:span text:style-name="Source_20_Text">sudo apt-get install postgresql postgresql-contrib</text:span></text:p>
        </text:list-item>
        <text:list-item>
          <text:p text:style-name="P21"><text:span text:style-name="Strong_20_Emphasis">Instalar Python y pip</text:span>:</text:p>
          <text:p text:style-name="P1">bash</text:p>
          <text:p text:style-name="P1">Copiar código</text:p>
          <text:p text:style-name="P3"><text:span text:style-name="Source_20_Text">sudo apt-get install python3 python3-pip</text:span></text:p>
        </text:list-item>
        <text:list-item>
          <text:p text:style-name="P21"><text:span text:style-name="Strong_20_Emphasis">Instalar Node.js y npm</text:span>:</text:p>
          <text:p text:style-name="P1">bash</text:p>
          <text:p text:style-name="P1">Copiar código</text:p>
          <text:p text:style-name="P3"><text:span text:style-name="Source_20_Text">sudo apt-get install nodejs npm</text:span></text:p>
        </text:list-item>
      </text:list>
      <text:h text:style-name="Heading_20_3" text:outline-level="3">Paso 3: Configurar PostgreSQL</text:h>
      <text:list text:style-name="L3">
        <text:list-item>
          <text:p text:style-name="P22"><text:span text:style-name="Strong_20_Emphasis">Crear la base de datos y el usuario</text:span>:</text:p>
          <text:p text:style-name="P5">bash</text:p>
          <text:p text:style-name="P5">Copiar código</text:p>
          <text:p text:style-name="P6"><text:span text:style-name="Source_20_Text">sudo -u postgres psql</text:span></text:p>
          <text:p text:style-name="P7"><text:span text:style-name="Source_20_Text">CREATE DATABASE suricata_alerts;</text:span></text:p>
          <text:p text:style-name="P7"><text:span text:style-name="Source_20_Text">CREATE USER suricata_user WITH PASSWORD '</text:span><text:span text:style-name="Source_20_Text"><text:span text:style-name="T1">murdok44</text:span></text:span><text:span text:style-name="Source_20_Text">';</text:span></text:p>
          <text:p text:style-name="P7"><text:span text:style-name="Source_20_Text">GRANT ALL PRIVILEGES ON DATABASE suricata_alerts TO suricata_user;</text:span></text:p>
          <text:p text:style-name="P8"><text:span text:style-name="Source_20_Text">\q</text:span></text:p>
        </text:list-item>
        <text:list-item>
          <text:p text:style-name="P22"><text:span text:style-name="Strong_20_Emphasis">Crear la tabla para las alertas</text:span>:</text:p>
          <text:p text:style-name="P5">bash</text:p>
          <text:p text:style-name="P5">Copiar código</text:p>
          <text:p text:style-name="P6"><text:span text:style-name="Source_20_Text">sudo -u postgres psql -d suricata_alerts</text:span></text:p>
          <text:p text:style-name="P7"><text:span text:style-name="Source_20_Text">CREATE TABLE alerts (</text:span></text:p>
          <text:p text:style-name="P7"><text:span text:style-name="Source_20_Text"><text:s text:c="4"/>id SERIAL PRIMARY KEY,</text:span></text:p>
          <text:p text:style-name="P7"><text:span text:style-name="Source_20_Text"><text:s text:c="4"/>timestamp TIMESTAMP,</text:span></text:p>
          <text:p text:style-name="P7"><text:span text:style-name="Source_20_Text"><text:s text:c="4"/>src_ip VARCHAR(45),</text:span></text:p>
          <text:p text:style-name="P7"><text:span text:style-name="Source_20_Text"><text:s text:c="4"/>src_port INT,</text:span></text:p>
          <text:p text:style-name="P7"><text:soft-page-break/><text:span text:style-name="Source_20_Text"><text:s text:c="4"/>dest_ip VARCHAR(45),</text:span></text:p>
          <text:p text:style-name="P7"><text:span text:style-name="Source_20_Text"><text:s text:c="4"/>dest_port INT,</text:span></text:p>
          <text:p text:style-name="P7"><text:span text:style-name="Source_20_Text"><text:s text:c="4"/>protocol VARCHAR(10),</text:span></text:p>
          <text:p text:style-name="P7"><text:span text:style-name="Source_20_Text"><text:s text:c="4"/>alert_signature TEXT,</text:span></text:p>
          <text:p text:style-name="P7"><text:span text:style-name="Source_20_Text"><text:s text:c="4"/>alert_category TEXT,</text:span></text:p>
          <text:p text:style-name="P7"><text:span text:style-name="Source_20_Text"><text:s text:c="4"/>alert_severity INT</text:span></text:p>
          <text:p text:style-name="P7"><text:span text:style-name="Source_20_Text">);</text:span></text:p>
          <text:p text:style-name="P8"><text:span text:style-name="Source_20_Text">\q</text:span></text:p>
        </text:list-item>
      </text:list>
      <text:h text:style-name="Heading_20_3" text:outline-level="3">Paso 4: Configurar el Backend (Flask)</text:h>
      <text:list text:style-name="L4">
        <text:list-item>
          <text:p text:style-name="P23"><text:span text:style-name="Strong_20_Emphasis">Crear el entorno de trabajo</text:span>:</text:p>
          <text:p text:style-name="P9">bash</text:p>
          <text:p text:style-name="P9">Copiar código</text:p>
          <text:p text:style-name="P10"><text:span text:style-name="Source_20_Text">mkdir suricata-backend</text:span></text:p>
          <text:p text:style-name="P12"><text:span text:style-name="Source_20_Text">cd suricata-backend</text:span></text:p>
        </text:list-item>
        <text:list-item>
          <text:p text:style-name="P23"><text:span text:style-name="Strong_20_Emphasis">Instalar Flask y psycopg2</text:span>:</text:p>
          <text:p text:style-name="P9">bash</text:p>
          <text:p text:style-name="P9">Copiar código</text:p>
          <text:p text:style-name="P11"><text:span text:style-name="Source_20_Text">pip3 install Flask psycopg2-binary</text:span></text:p>
        </text:list-item>
        <text:list-item>
          <text:p text:style-name="P23"><text:span text:style-name="Strong_20_Emphasis">Crear el archivo </text:span><text:span text:style-name="Strong_20_Emphasis"><text:span text:style-name="Source_20_Text">app.py</text:span></text:span>:</text:p>
          <text:p text:style-name="P9">python</text:p>
          <text:p text:style-name="P9">Copiar código</text:p>
          <text:p text:style-name="P10"><text:span text:style-name="Source_20_Text">from flask import Flask, jsonify, request</text:span></text:p>
          <text:p text:style-name="P13"><text:span text:style-name="Source_20_Text">import psycopg2</text:span></text:p>
          <text:p text:style-name="P13"/>
          <text:p text:style-name="P13"><text:span text:style-name="Source_20_Text">app = Flask(__name__)</text:span></text:p>
          <text:p text:style-name="P13"/>
          <text:p text:style-name="P13"><text:span text:style-name="Source_20_Text">conn = psycopg2.connect(</text:span></text:p>
          <text:p text:style-name="P13"><text:span text:style-name="Source_20_Text"><text:s text:c="4"/>dbname="suricata_alerts",</text:span></text:p>
          <text:p text:style-name="P13"><text:span text:style-name="Source_20_Text"><text:s text:c="4"/>user="suricata_user",</text:span></text:p>
          <text:p text:style-name="P13"><text:span text:style-name="Source_20_Text"><text:s text:c="4"/>password="your_password",</text:span></text:p>
          <text:p text:style-name="P13"><text:span text:style-name="Source_20_Text"><text:s text:c="4"/>host="localhost"</text:span></text:p>
          <text:p text:style-name="P13"><text:span text:style-name="Source_20_Text">)</text:span></text:p>
          <text:p text:style-name="P13"><text:span text:style-name="Source_20_Text">cursor = conn.cursor()</text:span></text:p>
          <text:p text:style-name="P13"/>
          <text:p text:style-name="P13"><text:span text:style-name="Source_20_Text">@app.route('/alerts', methods=['GET'])</text:span></text:p>
          <text:p text:style-name="P13"><text:span text:style-name="Source_20_Text">def get_alerts():</text:span></text:p>
          <text:p text:style-name="P13"><text:span text:style-name="Source_20_Text"><text:s text:c="4"/>cursor.execute("SELECT * FROM alerts;")</text:span></text:p>
          <text:p text:style-name="P13"><text:span text:style-name="Source_20_Text"><text:s text:c="4"/>alerts = cursor.fetchall()</text:span></text:p>
          <text:p text:style-name="P13"><text:span text:style-name="Source_20_Text"><text:s text:c="4"/>return jsonify(alerts)</text:span></text:p>
          <text:p text:style-name="P13"/>
          <text:p text:style-name="P13"><text:span text:style-name="Source_20_Text">@app.route('/alerts', methods=['POST'])</text:span></text:p>
          <text:p text:style-name="P13"><text:span text:style-name="Source_20_Text">def add_alert():</text:span></text:p>
          <text:p text:style-name="P13"><text:span text:style-name="Source_20_Text"><text:s text:c="4"/>alert = request.json</text:span></text:p>
          <text:p text:style-name="P13"><text:span text:style-name="Source_20_Text"><text:s text:c="4"/>cursor.execute(</text:span></text:p>
          <text:p text:style-name="P13"><text:span text:style-name="Source_20_Text"><text:s text:c="8"/>"INSERT INTO alerts (timestamp, src_ip, src_port, dest_ip, dest_port, protocol, alert_signature, alert_category, alert_severity) VALUES (%s, %s, %s, %s, %s, %s, %s, %s, %s)",</text:span></text:p>
          <text:p text:style-name="P13"><text:span text:style-name="Source_20_Text"><text:s text:c="8"/>(alert['timestamp'], alert['src_ip'], alert['src_port'], alert['dest_ip'], alert['dest_port'], alert['protocol'], alert['alert_signature'], alert['alert_category'], alert['alert_severity'])</text:span></text:p>
          <text:p text:style-name="P13"><text:span text:style-name="Source_20_Text"><text:s text:c="4"/>)</text:span></text:p>
          <text:p text:style-name="P13"><text:span text:style-name="Source_20_Text"><text:s text:c="4"/>conn.commit()</text:span></text:p>
          <text:p text:style-name="P13"><text:span text:style-name="Source_20_Text"><text:s text:c="4"/>return '', 201</text:span></text:p>
          <text:p text:style-name="P13"/>
          <text:p text:style-name="P13"><text:soft-page-break/><text:span text:style-name="Source_20_Text">if __name__ == '__main__':</text:span></text:p>
          <text:p text:style-name="P12"><text:span text:style-name="Source_20_Text"><text:s text:c="4"/>app.run(debug=True, host='0.0.0.0')</text:span></text:p>
        </text:list-item>
        <text:list-item>
          <text:p text:style-name="P23"><text:span text:style-name="Strong_20_Emphasis">Ejecutar el backend</text:span>:</text:p>
          <text:p text:style-name="P9">bash</text:p>
          <text:p text:style-name="P9">Copiar código</text:p>
          <text:p text:style-name="P11"><text:span text:style-name="Source_20_Text">python3 app.py</text:span></text:p>
        </text:list-item>
      </text:list>
      <text:h text:style-name="Heading_20_3" text:outline-level="3">Paso 5: Configurar el Frontend (React)</text:h>
      <text:list text:style-name="L5">
        <text:list-item>
          <text:p text:style-name="P24"><text:span text:style-name="Strong_20_Emphasis">Crear el entorno de trabajo</text:span>:</text:p>
          <text:p text:style-name="P14">bash</text:p>
          <text:p text:style-name="P14">Copiar código</text:p>
          <text:p text:style-name="P15"><text:span text:style-name="Source_20_Text">npx create-react-app suricata-dashboard</text:span></text:p>
          <text:p text:style-name="P17"><text:span text:style-name="Source_20_Text">cd suricata-dashboard</text:span></text:p>
        </text:list-item>
        <text:list-item>
          <text:p text:style-name="P24"><text:span text:style-name="Strong_20_Emphasis">Modificar </text:span><text:span text:style-name="Strong_20_Emphasis"><text:span text:style-name="Source_20_Text">App.js</text:span></text:span>:</text:p>
          <text:p text:style-name="P14">javascript</text:p>
          <text:p text:style-name="P14">Copiar código</text:p>
          <text:p text:style-name="P15"><text:span text:style-name="Source_20_Text">import React, { useEffect, useState } from 'react';</text:span></text:p>
          <text:p text:style-name="P18"/>
          <text:p text:style-name="P18"><text:span text:style-name="Source_20_Text">function App() {</text:span></text:p>
          <text:p text:style-name="P18"><text:span text:style-name="Source_20_Text"><text:s text:c="2"/>const [alerts, setAlerts] = useState([]);</text:span></text:p>
          <text:p text:style-name="P18"/>
          <text:p text:style-name="P18"><text:span text:style-name="Source_20_Text"><text:s text:c="2"/>useEffect(() =&gt; {</text:span></text:p>
          <text:p text:style-name="P18"><text:span text:style-name="Source_20_Text"><text:s text:c="4"/>fetch('http://&lt;backend-ip&gt;:5000/alerts')</text:span></text:p>
          <text:p text:style-name="P18"><text:span text:style-name="Source_20_Text"><text:s text:c="6"/>.then(response =&gt; response.json())</text:span></text:p>
          <text:p text:style-name="P18"><text:span text:style-name="Source_20_Text"><text:s text:c="6"/>.then(data =&gt; setAlerts(data));</text:span></text:p>
          <text:p text:style-name="P18"><text:span text:style-name="Source_20_Text"><text:s text:c="2"/>}, []);</text:span></text:p>
          <text:p text:style-name="P18"/>
          <text:p text:style-name="P18"><text:span text:style-name="Source_20_Text"><text:s text:c="2"/>return (</text:span></text:p>
          <text:p text:style-name="P18"><text:span text:style-name="Source_20_Text"><text:s text:c="4"/>&lt;div className="App"&gt;</text:span></text:p>
          <text:p text:style-name="P18"><text:span text:style-name="Source_20_Text"><text:s text:c="6"/>&lt;h1&gt;Suricata Alerts&lt;/h1&gt;</text:span></text:p>
          <text:p text:style-name="P18"><text:span text:style-name="Source_20_Text"><text:s text:c="6"/>&lt;table&gt;</text:span></text:p>
          <text:p text:style-name="P18"><text:span text:style-name="Source_20_Text"><text:s text:c="8"/>&lt;thead&gt;</text:span></text:p>
          <text:p text:style-name="P18"><text:span text:style-name="Source_20_Text"><text:s text:c="10"/>&lt;tr&gt;</text:span></text:p>
          <text:p text:style-name="P18"><text:span text:style-name="Source_20_Text"><text:s text:c="12"/>&lt;th&gt;ID&lt;/th&gt;</text:span></text:p>
          <text:p text:style-name="P18"><text:span text:style-name="Source_20_Text"><text:s text:c="12"/>&lt;th&gt;Timestamp&lt;/th&gt;</text:span></text:p>
          <text:p text:style-name="P18"><text:span text:style-name="Source_20_Text"><text:s text:c="12"/>&lt;th&gt;Source IP&lt;/th&gt;</text:span></text:p>
          <text:p text:style-name="P18"><text:span text:style-name="Source_20_Text"><text:s text:c="12"/>&lt;th&gt;Source Port&lt;/th&gt;</text:span></text:p>
          <text:p text:style-name="P18"><text:span text:style-name="Source_20_Text"><text:s text:c="12"/>&lt;th&gt;Destination IP&lt;/th&gt;</text:span></text:p>
          <text:p text:style-name="P18"><text:span text:style-name="Source_20_Text"><text:s text:c="12"/>&lt;th&gt;Destination Port&lt;/th&gt;</text:span></text:p>
          <text:p text:style-name="P18"><text:span text:style-name="Source_20_Text"><text:s text:c="12"/>&lt;th&gt;Protocol&lt;/th&gt;</text:span></text:p>
          <text:p text:style-name="P18"><text:span text:style-name="Source_20_Text"><text:s text:c="12"/>&lt;th&gt;Signature&lt;/th&gt;</text:span></text:p>
          <text:p text:style-name="P18"><text:span text:style-name="Source_20_Text"><text:s text:c="12"/>&lt;th&gt;Category&lt;/th&gt;</text:span></text:p>
          <text:p text:style-name="P18"><text:span text:style-name="Source_20_Text"><text:s text:c="12"/>&lt;th&gt;Severity&lt;/th&gt;</text:span></text:p>
          <text:p text:style-name="P18"><text:span text:style-name="Source_20_Text"><text:s text:c="10"/>&lt;/tr&gt;</text:span></text:p>
          <text:p text:style-name="P18"><text:span text:style-name="Source_20_Text"><text:s text:c="8"/>&lt;/thead&gt;</text:span></text:p>
          <text:p text:style-name="P18"><text:span text:style-name="Source_20_Text"><text:s text:c="8"/>&lt;tbody&gt;</text:span></text:p>
          <text:p text:style-name="P18"><text:span text:style-name="Source_20_Text"><text:s text:c="10"/>{alerts.map(alert =&gt; (</text:span></text:p>
          <text:p text:style-name="P18"><text:span text:style-name="Source_20_Text"><text:s text:c="12"/>&lt;tr key={alert.id}&gt;</text:span></text:p>
          <text:p text:style-name="P18"><text:span text:style-name="Source_20_Text"><text:s text:c="14"/>&lt;td&gt;{alert.id}&lt;/td&gt;</text:span></text:p>
          <text:p text:style-name="P18"><text:span text:style-name="Source_20_Text"><text:s text:c="14"/>&lt;td&gt;{alert.timestamp}&lt;/td&gt;</text:span></text:p>
          <text:p text:style-name="P18"><text:span text:style-name="Source_20_Text"><text:s text:c="14"/>&lt;td&gt;{alert.src_ip}&lt;/td&gt;</text:span></text:p>
          <text:p text:style-name="P18"><text:span text:style-name="Source_20_Text"><text:s text:c="14"/>&lt;td&gt;{alert.src_port}&lt;/td&gt;</text:span></text:p>
          <text:p text:style-name="P18"><text:span text:style-name="Source_20_Text"><text:s text:c="14"/>&lt;td&gt;{alert.dest_ip}&lt;/td&gt;</text:span></text:p>
          <text:p text:style-name="P18"><text:span text:style-name="Source_20_Text"><text:s text:c="14"/>&lt;td&gt;{alert.dest_port}&lt;/td&gt;</text:span></text:p>
          <text:p text:style-name="P18"><text:span text:style-name="Source_20_Text"><text:s text:c="14"/>&lt;td&gt;{alert.protocol}&lt;/td&gt;</text:span></text:p>
          <text:p text:style-name="P18"><text:span text:style-name="Source_20_Text"><text:s text:c="14"/>&lt;td&gt;{alert.alert_signature}&lt;/td&gt;</text:span></text:p>
          <text:p text:style-name="P18"><text:soft-page-break/><text:span text:style-name="Source_20_Text"><text:s text:c="14"/>&lt;td&gt;{alert.alert_category}&lt;/td&gt;</text:span></text:p>
          <text:p text:style-name="P18"><text:span text:style-name="Source_20_Text"><text:s text:c="14"/>&lt;td&gt;{alert.alert_severity}&lt;/td&gt;</text:span></text:p>
          <text:p text:style-name="P18"><text:span text:style-name="Source_20_Text"><text:s text:c="12"/>&lt;/tr&gt;</text:span></text:p>
          <text:p text:style-name="P18"><text:span text:style-name="Source_20_Text"><text:s text:c="10"/>))}</text:span></text:p>
          <text:p text:style-name="P18"><text:span text:style-name="Source_20_Text"><text:s text:c="8"/>&lt;/tbody&gt;</text:span></text:p>
          <text:p text:style-name="P18"><text:span text:style-name="Source_20_Text"><text:s text:c="6"/>&lt;/table&gt;</text:span></text:p>
          <text:p text:style-name="P18"><text:span text:style-name="Source_20_Text"><text:s text:c="4"/>&lt;/div&gt;</text:span></text:p>
          <text:p text:style-name="P18"><text:span text:style-name="Source_20_Text"><text:s text:c="2"/>);</text:span></text:p>
          <text:p text:style-name="P18"><text:span text:style-name="Source_20_Text">}</text:span></text:p>
          <text:p text:style-name="P18"/>
          <text:p text:style-name="P17"><text:span text:style-name="Source_20_Text">export default App;</text:span></text:p>
        </text:list-item>
        <text:list-item>
          <text:p text:style-name="P24"><text:span text:style-name="Strong_20_Emphasis">Ejecutar el frontend</text:span>:</text:p>
          <text:p text:style-name="P14">bash</text:p>
          <text:p text:style-name="P14">Copiar código</text:p>
          <text:p text:style-name="P16"><text:span text:style-name="Source_20_Text">npm start</text:span></text:p>
        </text:list-item>
      </text:list>
      <text:h text:style-name="Heading_20_3" text:outline-level="3">Paso 6: Integración y Configuración Final</text:h>
      <text:list text:style-name="L6">
        <text:list-item>
          <text:p text:style-name="P25"><text:span text:style-name="Strong_20_Emphasis">Configurar Suricata para enviar alertas a la API Flask</text:span>: Modifica tu archivo de configuración de Suricata (<text:span text:style-name="Source_20_Text">suricata.yaml</text:span>) para incluir una salida que envíe las alertas a tu API Flask.</text:p>
        </text:list-item>
        <text:list-item>
          <text:p text:style-name="P25"><text:span text:style-name="Strong_20_Emphasis">Ejecutar los servicios y verificar la conectividad</text:span>: Asegúrate de que el backend y el frontend puedan comunicarse. Es posible que necesites configurar las reglas de firewall en la VM para permitir el tráfico en los puertos utilizados.</text:p>
        </text:list-item>
      </text:list>
      <text:h text:style-name="Heading_20_3" text:outline-level="3">Paso 7: Opciones de Despliegue</text:h>
      <text:p text:style-name="Text_20_body">Para un despliegue en producción, considera usar un servidor web como Nginx para servir la aplicación Flask y el frontend de React, y usa un proceso como <text:span text:style-name="Source_20_Text">gunicorn</text:span> para manejar el backend.</text:p>
      <text:p text:style-name="Text_20_body">Esto debería proporcionarte un sistema funcional para visualizar las alertas y las reglas drop de Suricata en una interfaz web, de forma similar a BASE, pero adaptado a tu entorno actu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20:48:39.207000000</meta:creation-date>
    <dc:date>2024-08-02T11:53:04.429000000</dc:date>
    <meta:editing-duration>PT2M17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57" meta:word-count="611" meta:character-count="5057" meta:non-whitespace-character-count="4104"/>
  </office:meta>
</office:document-meta>
</file>